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f4e" officeooo:paragraph-rsid="0015ef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el arbejdsperiode:<text:line-break/>10:00 – 18:00.</text:p>
      <text:p text:style-name="P1"/>
      <text:p text:style-name="P1"/>
      <text:p text:style-name="P1">Martin:<text:line-break/>Mulig – pludselig – fravær, dog bliver der givet besked.</text:p>
      <text:p text:style-name="P1"><text:line-break/>Ingen problemer med møde fra 08:00 – 18:00<text:line-break/>Efter 18:00 skal det aftales / arrangeres.</text:p>
      <text:p text:style-name="P1"/>
      <text:p text:style-name="P1">Leivur:</text:p>
      <text:p text:style-name="P1">No problem.</text:p>
      <text:p text:style-name="P1"/>
      <text:p text:style-name="P1">Bertram<text:line-break/>Utilregnelige arbejdsadge. Bliver annonceret inden.</text:p>
      <text:p text:style-name="P1"><text:line-break/>Søren:</text:p>
      <text:p text:style-name="P1">Utilregnelige arbejdsdage.</text:p>
      <text:p text:style-name="P1">Indtil videre skal der arbejdes:<text:line-break/>26/11: 10:00 – 16:30</text:p>
      <text:p text:style-name="P1">27/11: 16:00 – 22:15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0:19:22.993362173</meta:creation-date>
    <dc:date>2016-11-21T10:30:27.653723329</dc:date>
    <meta:editing-duration>PT44S</meta:editing-duration>
    <meta:editing-cycles>1</meta:editing-cycles>
    <meta:document-statistic meta:table-count="0" meta:image-count="0" meta:object-count="0" meta:page-count="1" meta:paragraph-count="10" meta:word-count="50" meta:character-count="372" meta:non-whitespace-character-count="323"/>
    <meta:generator>LibreOffice/5.1.4.2$Linux_X86_64 LibreOffice_project/10m0$Build-2</meta:generator>
  </office:meta>
</office:document-meta>
</file>